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/>
    <style:font-face style:name="Cascadia Mono1" svg:font-family="'Cascadia Mono'" style:font-family-generic="modern" style:font-pitch="fixed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text-properties style:font-name="Cascadia Mono1"/>
    </style:style>
    <style:style style:name="P2" style:family="paragraph" style:parent-style-name="Preformatted_20_Text">
      <style:text-properties style:font-name="Cascadia Mono1"/>
    </style:style>
    <style:style style:name="P3" style:family="paragraph" style:parent-style-name="Table_20_Contents">
      <style:paragraph-properties fo:text-align="center" style:justify-single-word="false"/>
      <style:text-properties style:font-name="Cascadia Mono1" fo:font-size="10pt" officeooo:rsid="000957c5" style:font-name-asian="NSimSun" style:font-size-asian="10pt" style:font-name-complex="Liberation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scadia Mono1" fo:font-size="10pt" officeooo:rsid="000957c5" officeooo:paragraph-rsid="000957c5" style:font-name-asian="NSimSun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center" style:justify-single-word="false"/>
      <style:text-properties style:font-name="Cascadia Mono1" fo:font-size="10pt" officeooo:rsid="000957c5" officeooo:paragraph-rsid="000957c5" style:font-name-asian="NSimSun" style:font-size-asian="10pt" style:font-name-complex="Liberation Mono" style:font-size-complex="10pt"/>
    </style:style>
    <style:style style:name="P6" style:family="paragraph" style:parent-style-name="Preformatted_20_Text">
      <style:text-properties style:font-name="Cascadia Mono1" officeooo:rsid="000bf624" officeooo:paragraph-rsid="000bf624"/>
    </style:style>
    <style:style style:name="P7" style:family="paragraph" style:parent-style-name="Preformatted_20_Text">
      <style:text-properties style:font-name="Cascadia Mono1" fo:font-style="normal" fo:font-weight="normal" officeooo:rsid="000bf624" officeooo:paragraph-rsid="000bf624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style:font-name="Cascadia Mono1" officeooo:rsid="000bf6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family="'Cascadia Code'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c7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ERVICES &amp; DEPENDENCY INJECTION</text:h>
      <text:p text:style-name="P2"/>
      <text:p text:style-name="P2">Services can be provided using:</text:p>
      <text:p text:style-name="P2"><text:s text:c="4"/>1) @Injectable</text:p>
      <text:p text:style-name="P2"><text:s text:c="4"/>2) providers: [] inside bootstrapApplication method – service included in the initial bundle</text:p>
      <text:p text:style-name="P2"/>
      <text:p text:style-name="P2">The first approach is preferable, since the services provided using @Injectable,</text:p>
      <text:p text:style-name="P2">are loaded only when they are needed in the application (lazy loading) which results in more optimised code bundles.</text:p>
      <text:p text:style-name="P2"/>
      <text:h text:style-name="P1" text:outline-level="3">OBSERVABLES VS SIGNALS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bservables</text:p>
          </table:table-cell>
          <table:table-cell table:style-name="Table1.B1" office:value-type="string">
            <text:p text:style-name="P4">Signals</text:p>
          </table:table-cell>
        </table:table-row>
        <table:table-row>
          <table:table-cell table:style-name="Table1.A2" office:value-type="string">
            <text:p text:style-name="P5">values over time</text:p>
          </table:table-cell>
          <table:table-cell table:style-name="Table1.B2" office:value-type="string">
            <text:p text:style-name="P5">values in a container</text:p>
          </table:table-cell>
        </table:table-row>
        <table:table-row>
          <table:table-cell table:style-name="Table1.A2" office:value-type="string">
            <text:p text:style-name="P5">don't require initial value</text:p>
          </table:table-cell>
          <table:table-cell table:style-name="Table1.B2" office:value-type="string">
            <text:p text:style-name="P5">require initial value</text:p>
          </table:table-cell>
        </table:table-row>
        <table:table-row>
          <table:table-cell table:style-name="Table1.A2" office:value-type="string">
            <text:p text:style-name="P5">start running only when they have at least one subscriber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can access value only when it becomes available</text:p>
          </table:table-cell>
          <table:table-cell table:style-name="Table1.B2" office:value-type="string">
            <text:p text:style-name="P5">can access value immediately</text:p>
          </table:table-cell>
        </table:table-row>
      </table:table>
      <text:p text:style-name="P2"/>
      <text:p text:style-name="P6">We can <text:span text:style-name="T1">subscribe</text:span> to observable using <text:span text:style-name="T2">subscribe()</text:span> method on it and passing an object containing callbacks which should be executed on different events (e.g. <text:span text:style-name="T2">next()</text:span>, <text:span text:style-name="T2">error()</text:span>). The <text:span text:style-name="T2">pipe() </text:span><text:span text:style-name="T3">method is used to transform the value. For example, using </text:span><text:span text:style-name="T2">map()</text:span><text:span text:style-name="T3">.</text:span></text:p>
      <text:p text:style-name="P7"/>
      <text:p text:style-name="P8">We can convert a signal to observable by passing it to <text:span text:style-name="T4">toObservable()</text:span> function.</text:p>
      <text:p text:style-name="P6">We can convert an observable to signal by passing it to <text:span text:style-name="T4">toSignal()</text:span> function <text:span text:style-name="T5">and passing a configuration object containing an initial value for a signal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/>
    <style:font-face style:name="Cascadia Mono1" svg:font-family="'Cascadia Mono'" style:font-family-generic="modern" style:font-pitch="fixed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scadia Mono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scadia Mono" fo:font-size="12pt" fo:language="en" fo:country="GB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scadia Mono" fo:font-family="'Cascadia Mono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7T17:39:17.723354300</dc:date>
    <meta:editing-duration>PT1H5M29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19" meta:word-count="171" meta:character-count="1109" meta:non-whitespace-character-count="948"/>
  </office:meta>
</office:document-meta>
</file>